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CHOA QUISPE, RAUL ANGE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80218166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CHOA QUISPE, RAUL ANGE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8021816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3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12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2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6/10/2021</text:p>
          </table:table-cell>
          <table:table-cell table:style-name="Tabla2.A2" office:value-type="string">
            <text:p text:style-name="P7">71962699</text:p>
          </table:table-cell>
          <table:table-cell table:style-name="Tabla2.A2" office:value-type="string">
            <text:p text:style-name="P7">462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RUPO GOMBUZ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7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1:22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